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bf5e2" draw:textarea-horizontal-align="left" draw:auto-grow-height="true" draw:auto-grow-width="false" fo:min-height="1.528cm" fo:min-width="0cm"/>
    </style:style>
    <style:style style:name="gr2" style:family="graphic" style:parent-style-name="standard">
      <style:graphic-properties draw:stroke="solid" svg:stroke-width="0cm" svg:stroke-color="#912323" draw:marker-start="" draw:marker-start-width="0.3cm" draw:marker-start-center="false" draw:marker-end="" draw:marker-end-width="0.3cm" draw:marker-end-center="false" draw:fill="solid" draw:fill-color="#91232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f2ffe5" draw:marker-start="" draw:marker-start-width="0.3cm" draw:marker-start-center="false" draw:marker-end="" draw:marker-end-width="0.3cm" draw:marker-end-center="false" draw:fill="solid" draw:fill-color="#f2ffe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49cm" svg:stroke-color="#91232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49cm" svg:stroke-color="#000080" draw:marker-start="" draw:marker-start-width="0.3cm" draw:marker-start-center="false" draw:marker-end="" draw:marker-end-width="0.3cm" draw:marker-end-center="false" draw:fill="solid" draw:fill-color="#000080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000001" draw:marker-start="" draw:marker-start-width="0.3cm" draw:marker-start-center="false" draw:marker-end="Arrow_20_concav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104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cm" svg:stroke-color="#000080" draw:marker-start="" draw:marker-start-width="0.3cm" draw:marker-start-center="false" draw:marker-end="" draw:marker-end-width="0.3cm" draw:marker-end-center="false" draw:fill="solid" draw:fill-color="#0000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63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ebf5e2"/>
    </style:style>
    <style:style style:name="P2" style:family="paragraph">
      <loext:graphic-properties draw:fill="solid" draw:fill-color="#91232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000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" style:family="paragraph">
      <loext:graphic-properties draw:fill="solid" draw:fill-color="#000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2.7cm" svg:height="1.778cm" svg:x="4.683cm" svg:y="14.208cm">
            <draw:text-box>
              <text:p/>
            </draw:text-box>
          </draw:frame>
          <draw:g>
            <draw:ellipse draw:style-name="gr2" draw:text-style-name="P2" draw:layer="layout" svg:width="0.502cm" svg:height="0.5cm" svg:x="5.154cm" svg:y="14.766cm" draw:kind="section" draw:start-angle="0" draw:end-angle="180">
              <text:p/>
            </draw:ellipse>
            <draw:circle draw:style-name="gr3" draw:text-style-name="P3" draw:layer="layout" svg:width="0.301cm" svg:height="0.301cm" svg:x="5.257cm" svg:y="14.863cm" draw:kind="section" draw:start-angle="0" draw:end-angle="180">
              <text:p/>
            </draw:circle>
          </draw:g>
          <draw:line draw:style-name="gr4" draw:text-style-name="P4" draw:layer="layout" svg:x1="5.157cm" svg:y1="15.004cm" svg:x2="5.157cm" svg:y2="15.303cm">
            <text:p/>
          </draw:line>
          <draw:line draw:style-name="gr5" draw:text-style-name="P4" draw:layer="layout" svg:x1="6.151cm" svg:y1="15.057cm" svg:x2="6.151cm" svg:y2="15.256cm">
            <text:p/>
          </draw:line>
          <draw:line draw:style-name="gr5" draw:text-style-name="P4" draw:layer="layout" svg:x1="7.152cm" svg:y1="15.057cm" svg:x2="7.152cm" svg:y2="15.256cm">
            <text:p/>
          </draw:line>
          <draw:line draw:style-name="gr6" draw:text-style-name="P4" draw:layer="layout" svg:x1="7.652cm" svg:y1="15.004cm" svg:x2="7.652cm" svg:y2="15.303cm">
            <text:p/>
          </draw:line>
          <draw:line draw:style-name="gr4" draw:text-style-name="P4" draw:layer="layout" svg:x1="8.153cm" svg:y1="15.004cm" svg:x2="8.153cm" svg:y2="15.303cm">
            <text:p/>
          </draw:line>
          <draw:line draw:style-name="gr5" draw:text-style-name="P4" draw:layer="layout" svg:x1="8.654cm" svg:y1="15.057cm" svg:x2="8.654cm" svg:y2="15.256cm">
            <text:p/>
          </draw:line>
          <draw:line draw:style-name="gr5" draw:text-style-name="P4" draw:layer="layout" svg:x1="9.154cm" svg:y1="15.057cm" svg:x2="9.154cm" svg:y2="15.256cm">
            <text:p/>
          </draw:line>
          <draw:line draw:style-name="gr5" draw:text-style-name="P4" draw:layer="layout" svg:x1="9.654cm" svg:y1="15.057cm" svg:x2="9.654cm" svg:y2="15.256cm">
            <text:p/>
          </draw:line>
          <draw:line draw:style-name="gr5" draw:text-style-name="P4" draw:layer="layout" svg:x1="10.155cm" svg:y1="15.057cm" svg:x2="10.155cm" svg:y2="15.256cm">
            <text:p/>
          </draw:line>
          <draw:line draw:style-name="gr5" draw:text-style-name="P4" draw:layer="layout" svg:x1="10.656cm" svg:y1="15.057cm" svg:x2="10.656cm" svg:y2="15.256cm">
            <text:p/>
          </draw:line>
          <draw:line draw:style-name="gr4" draw:text-style-name="P4" draw:layer="layout" svg:x1="11.156cm" svg:y1="15.004cm" svg:x2="11.156cm" svg:y2="15.303cm">
            <text:p/>
          </draw:line>
          <draw:line draw:style-name="gr5" draw:text-style-name="P4" draw:layer="layout" svg:x1="11.656cm" svg:y1="15.057cm" svg:x2="11.656cm" svg:y2="15.256cm">
            <text:p/>
          </draw:line>
          <draw:line draw:style-name="gr5" draw:text-style-name="P4" draw:layer="layout" svg:x1="12.15cm" svg:y1="15.057cm" svg:x2="12.15cm" svg:y2="15.256cm">
            <text:p/>
          </draw:line>
          <draw:line draw:style-name="gr5" draw:text-style-name="P4" draw:layer="layout" svg:x1="12.658cm" svg:y1="15.057cm" svg:x2="12.658cm" svg:y2="15.256cm">
            <text:p/>
          </draw:line>
          <draw:line draw:style-name="gr5" draw:text-style-name="P4" draw:layer="layout" svg:x1="13.158cm" svg:y1="15.057cm" svg:x2="13.158cm" svg:y2="15.256cm">
            <text:p/>
          </draw:line>
          <draw:line draw:style-name="gr5" draw:text-style-name="P4" draw:layer="layout" svg:x1="13.651cm" svg:y1="15.057cm" svg:x2="13.651cm" svg:y2="15.256cm">
            <text:p/>
          </draw:line>
          <draw:line draw:style-name="gr4" draw:text-style-name="P4" draw:layer="layout" svg:x1="14.152cm" svg:y1="15.004cm" svg:x2="14.152cm" svg:y2="15.303cm">
            <text:p/>
          </draw:line>
          <draw:line draw:style-name="gr5" draw:text-style-name="P4" draw:layer="layout" svg:x1="14.653cm" svg:y1="15.057cm" svg:x2="14.653cm" svg:y2="15.256cm">
            <text:p/>
          </draw:line>
          <draw:line draw:style-name="gr5" draw:text-style-name="P4" draw:layer="layout" svg:x1="15.153cm" svg:y1="15.057cm" svg:x2="15.153cm" svg:y2="15.256cm">
            <text:p/>
          </draw:line>
          <draw:line draw:style-name="gr5" draw:text-style-name="P4" draw:layer="layout" svg:x1="15.653cm" svg:y1="15.057cm" svg:x2="15.653cm" svg:y2="15.256cm">
            <text:p/>
          </draw:line>
          <draw:line draw:style-name="gr7" draw:text-style-name="P5" draw:layer="layout" svg:x1="16.154cm" svg:y1="15.004cm" svg:x2="16.154cm" svg:y2="15.303cm">
            <text:p/>
          </draw:line>
          <draw:line draw:style-name="gr5" draw:text-style-name="P4" draw:layer="layout" svg:x1="16.655cm" svg:y1="15.057cm" svg:x2="16.655cm" svg:y2="15.256cm">
            <text:p/>
          </draw:line>
          <draw:frame draw:style-name="gr8" draw:text-style-name="P7" draw:layer="layout" svg:width="0.724cm" svg:height="0.63cm" svg:x="7.308cm" svg:y="14.334cm">
            <draw:text-box>
              <text:p text:style-name="P6"><text:span text:style-name="T1">A</text:span></text:p>
            </draw:text-box>
          </draw:frame>
          <draw:line draw:style-name="gr5" draw:text-style-name="P4" draw:layer="layout" svg:x1="6.659cm" svg:y1="15.057cm" svg:x2="6.659cm" svg:y2="15.256cm">
            <text:p/>
          </draw:line>
          <draw:line draw:style-name="gr9" draw:text-style-name="P8" draw:layer="layout" svg:x1="5.157cm" svg:y1="15.154cm" svg:x2="17.157cm" svg:y2="15.154cm">
            <text:p/>
          </draw:line>
          <draw:frame draw:style-name="gr10" draw:text-style-name="P7" draw:layer="layout" svg:width="0.708cm" svg:height="0.63cm" svg:x="4.81cm" svg:y="15.325cm">
            <draw:text-box>
              <text:p text:style-name="P6"><text:span text:style-name="T1">0</text:span></text:p>
            </draw:text-box>
          </draw:frame>
          <draw:frame draw:style-name="gr11" draw:text-style-name="P7" draw:layer="layout" svg:width="0.604cm" svg:height="0.63cm" svg:x="7.851cm" svg:y="14.32cm">
            <draw:text-box>
              <text:p text:style-name="P6"><text:span text:style-name="T1">I</text:span></text:p>
            </draw:text-box>
          </draw:frame>
          <draw:frame draw:style-name="gr10" draw:text-style-name="P7" draw:layer="layout" svg:width="0.708cm" svg:height="0.63cm" svg:x="7.813cm" svg:y="15.323cm">
            <draw:text-box>
              <text:p text:style-name="P6"><text:span text:style-name="T1">1</text:span></text:p>
            </draw:text-box>
          </draw:frame>
          <draw:frame draw:style-name="gr10" draw:text-style-name="P7" draw:layer="layout" svg:width="0.708cm" svg:height="0.63cm" svg:x="10.801cm" svg:y="15.323cm">
            <draw:text-box>
              <text:p text:style-name="P6"><text:span text:style-name="T1">2</text:span></text:p>
            </draw:text-box>
          </draw:frame>
          <draw:frame draw:style-name="gr10" draw:text-style-name="P7" draw:layer="layout" svg:width="0.708cm" svg:height="0.63cm" svg:x="13.803cm" svg:y="15.323cm">
            <draw:text-box>
              <text:p text:style-name="P6"><text:span text:style-name="T1">3</text:span></text:p>
            </draw:text-box>
          </draw:frame>
          <draw:frame draw:style-name="gr8" draw:text-style-name="P7" draw:layer="layout" svg:width="0.724cm" svg:height="0.63cm" svg:x="15.796cm" svg:y="14.325cm">
            <draw:text-box>
              <text:p text:style-name="P6"><text:span text:style-name="T1">B</text:span></text:p>
            </draw:text-box>
          </draw:frame>
          <draw:line draw:style-name="gr5" draw:text-style-name="P4" draw:layer="layout" svg:x1="5.657cm" svg:y1="15.057cm" svg:x2="5.657cm" svg:y2="15.256cm">
            <text:p/>
          </draw:line>
          <draw:g>
            <draw:ellipse draw:style-name="gr12" draw:text-style-name="P9" draw:layer="layout" svg:width="1.001cm" svg:height="0.458cm" draw:transform="rotate (-3.14159265358979) translate (6.156cm 15.535cm)" draw:kind="section" draw:start-angle="359.87" draw:end-angle="180.12">
              <text:p/>
            </draw:ellipse>
            <draw:ellipse draw:style-name="gr3" draw:text-style-name="P3" draw:layer="layout" svg:width="0.8cm" svg:height="0.359cm" draw:transform="rotate (-3.14159265358979) translate (6.054cm 15.482cm)" draw:kind="section" draw:start-angle="359.87" draw:end-angle="180.12">
              <text:p/>
            </draw:ellipse>
          </draw:g>
          <draw:frame draw:style-name="gr13" draw:text-style-name="P7" draw:layer="layout" svg:width="0.763cm" svg:height="0.63cm" svg:x="4.81cm" svg:y="14.325cm">
            <draw:text-box>
              <text:p text:style-name="P6"><text:span text:style-name="T1">O</text:span></text:p>
            </draw:text-box>
          </draw:frame>
          <draw:g>
            <draw:circle draw:style-name="gr2" draw:text-style-name="P2" draw:layer="layout" svg:width="0.5cm" svg:height="0.5cm" svg:x="5.655cm" svg:y="14.766cm" draw:kind="section" draw:start-angle="0" draw:end-angle="180">
              <text:p/>
            </draw:circle>
            <draw:circle draw:style-name="gr3" draw:text-style-name="P3" draw:layer="layout" svg:width="0.301cm" svg:height="0.301cm" svg:x="5.754cm" svg:y="14.863cm" draw:kind="section" draw:start-angle="0" draw:end-angle="180">
              <text:p/>
            </draw:circle>
          </draw:g>
          <draw:g>
            <draw:circle draw:style-name="gr2" draw:text-style-name="P2" draw:layer="layout" svg:width="0.5cm" svg:height="0.5cm" svg:x="6.155cm" svg:y="14.766cm" draw:kind="section" draw:start-angle="0" draw:end-angle="180">
              <text:p/>
            </draw:circle>
            <draw:circle draw:style-name="gr3" draw:text-style-name="P3" draw:layer="layout" svg:width="0.301cm" svg:height="0.301cm" svg:x="6.257cm" svg:y="14.863cm" draw:kind="section" draw:start-angle="0" draw:end-angle="180">
              <text:p/>
            </draw:circle>
          </draw:g>
          <draw:g>
            <draw:ellipse draw:style-name="gr2" draw:text-style-name="P2" draw:layer="layout" svg:width="0.502cm" svg:height="0.5cm" svg:x="6.654cm" svg:y="14.766cm" draw:kind="section" draw:start-angle="0" draw:end-angle="180">
              <text:p/>
            </draw:ellipse>
            <draw:circle draw:style-name="gr3" draw:text-style-name="P3" draw:layer="layout" svg:width="0.301cm" svg:height="0.301cm" svg:x="6.756cm" svg:y="14.863cm" draw:kind="section" draw:start-angle="0" draw:end-angle="180">
              <text:p/>
            </draw:circle>
          </draw:g>
          <draw:g>
            <draw:circle draw:style-name="gr2" draw:text-style-name="P2" draw:layer="layout" svg:width="0.5cm" svg:height="0.5cm" svg:x="7.155cm" svg:y="14.766cm" draw:kind="section" draw:start-angle="0" draw:end-angle="180">
              <text:p/>
            </draw:circle>
            <draw:circle draw:style-name="gr3" draw:text-style-name="P3" draw:layer="layout" svg:width="0.301cm" svg:height="0.301cm" svg:x="7.257cm" svg:y="14.863cm" draw:kind="section" draw:start-angle="0" draw:end-angle="180">
              <text:p/>
            </draw:circle>
          </draw:g>
          <draw:g>
            <draw:ellipse draw:style-name="gr12" draw:text-style-name="P9" draw:layer="layout" svg:width="1.001cm" svg:height="0.458cm" draw:transform="rotate (-3.14159265358979) translate (7.151cm 15.535cm)" draw:kind="section" draw:start-angle="359.87" draw:end-angle="180.12">
              <text:p/>
            </draw:ellipse>
            <draw:ellipse draw:style-name="gr3" draw:text-style-name="P3" draw:layer="layout" svg:width="0.8cm" svg:height="0.359cm" draw:transform="rotate (-3.14159265358979) translate (7.054cm 15.482cm)" draw:kind="section" draw:start-angle="359.87" draw:end-angle="180.12">
              <text:p/>
            </draw:ellipse>
          </draw:g>
          <draw:g>
            <draw:ellipse draw:style-name="gr12" draw:text-style-name="P9" draw:layer="layout" svg:width="1.001cm" svg:height="0.458cm" draw:transform="rotate (-3.14159265358979) translate (8.151cm 15.535cm)" draw:kind="section" draw:start-angle="359.87" draw:end-angle="180.12">
              <text:p/>
            </draw:ellipse>
            <draw:ellipse draw:style-name="gr3" draw:text-style-name="P3" draw:layer="layout" svg:width="0.8cm" svg:height="0.359cm" draw:transform="rotate (-3.14159265358979) translate (8.056cm 15.482cm)" draw:kind="section" draw:start-angle="359.87" draw:end-angle="180.12">
              <text:p/>
            </draw:ellipse>
          </draw:g>
          <draw:g>
            <draw:ellipse draw:style-name="gr12" draw:text-style-name="P9" draw:layer="layout" svg:width="1.001cm" svg:height="0.458cm" draw:transform="rotate (-3.14159265358979) translate (9.153cm 15.535cm)" draw:kind="section" draw:start-angle="359.87" draw:end-angle="180.12">
              <text:p/>
            </draw:ellipse>
            <draw:ellipse draw:style-name="gr3" draw:text-style-name="P3" draw:layer="layout" svg:width="0.8cm" svg:height="0.359cm" draw:transform="rotate (-3.14159265358979) translate (9.056cm 15.482cm)" draw:kind="section" draw:start-angle="359.87" draw:end-angle="180.12">
              <text:p/>
            </draw:ellipse>
          </draw:g>
          <draw:g>
            <draw:ellipse draw:style-name="gr12" draw:text-style-name="P9" draw:layer="layout" svg:width="1.001cm" svg:height="0.458cm" draw:transform="rotate (-3.14159265358979) translate (10.153cm 15.535cm)" draw:kind="section" draw:start-angle="359.87" draw:end-angle="180.12">
              <text:p/>
            </draw:ellipse>
            <draw:ellipse draw:style-name="gr3" draw:text-style-name="P3" draw:layer="layout" svg:width="0.8cm" svg:height="0.359cm" draw:transform="rotate (-3.14159265358979) translate (10.058cm 15.482cm)" draw:kind="section" draw:start-angle="359.87" draw:end-angle="180.12">
              <text:p/>
            </draw:ellipse>
          </draw:g>
          <draw:g>
            <draw:ellipse draw:style-name="gr12" draw:text-style-name="P9" draw:layer="layout" svg:width="1.001cm" svg:height="0.458cm" draw:transform="rotate (-3.14159265358979) translate (11.155cm 15.535cm)" draw:kind="section" draw:start-angle="359.87" draw:end-angle="180.12">
              <text:p/>
            </draw:ellipse>
            <draw:ellipse draw:style-name="gr3" draw:text-style-name="P3" draw:layer="layout" svg:width="0.802cm" svg:height="0.359cm" draw:transform="rotate (-3.14159265358979) translate (11.053cm 15.482cm)" draw:kind="section" draw:start-angle="359.87" draw:end-angle="180.12">
              <text:p/>
            </draw:ellipse>
          </draw:g>
          <draw:g>
            <draw:ellipse draw:style-name="gr12" draw:text-style-name="P9" draw:layer="layout" svg:width="1.001cm" svg:height="0.458cm" draw:transform="rotate (-3.14159265358979) translate (12.155cm 15.535cm)" draw:kind="section" draw:start-angle="359.87" draw:end-angle="180.12">
              <text:p/>
            </draw:ellipse>
            <draw:ellipse draw:style-name="gr3" draw:text-style-name="P3" draw:layer="layout" svg:width="0.802cm" svg:height="0.359cm" draw:transform="rotate (-3.14159265358979) translate (12.053cm 15.482cm)" draw:kind="section" draw:start-angle="359.87" draw:end-angle="180.12">
              <text:p/>
            </draw:ellipse>
          </draw:g>
          <draw:g>
            <draw:ellipse draw:style-name="gr12" draw:text-style-name="P9" draw:layer="layout" svg:width="1.001cm" svg:height="0.458cm" draw:transform="rotate (-3.14159265358979) translate (13.157cm 15.535cm)" draw:kind="section" draw:start-angle="359.87" draw:end-angle="180.12">
              <text:p/>
            </draw:ellipse>
            <draw:ellipse draw:style-name="gr3" draw:text-style-name="P3" draw:layer="layout" svg:width="0.802cm" svg:height="0.359cm" draw:transform="rotate (-3.14159265358979) translate (13.055cm 15.482cm)" draw:kind="section" draw:start-angle="359.87" draw:end-angle="180.12">
              <text:p/>
            </draw:ellipse>
          </draw:g>
          <draw:g>
            <draw:ellipse draw:style-name="gr12" draw:text-style-name="P9" draw:layer="layout" svg:width="0.999cm" svg:height="0.458cm" draw:transform="rotate (-3.14159265358979) translate (14.156cm 15.535cm)" draw:kind="section" draw:start-angle="359.87" draw:end-angle="180.12">
              <text:p/>
            </draw:ellipse>
            <draw:ellipse draw:style-name="gr3" draw:text-style-name="P3" draw:layer="layout" svg:width="0.802cm" svg:height="0.359cm" draw:transform="rotate (-3.14159265358979) translate (14.057cm 15.482cm)" draw:kind="section" draw:start-angle="359.87" draw:end-angle="180.12">
              <text:p/>
            </draw:ellipse>
          </draw:g>
          <draw:g>
            <draw:ellipse draw:style-name="gr12" draw:text-style-name="P9" draw:layer="layout" svg:width="1.001cm" svg:height="0.458cm" draw:transform="rotate (-3.14159265358979) translate (15.152cm 15.535cm)" draw:kind="section" draw:start-angle="359.87" draw:end-angle="180.12">
              <text:p/>
            </draw:ellipse>
            <draw:ellipse draw:style-name="gr3" draw:text-style-name="P3" draw:layer="layout" svg:width="0.802cm" svg:height="0.359cm" draw:transform="rotate (-3.14159265358979) translate (15.057cm 15.482cm)" draw:kind="section" draw:start-angle="359.87" draw:end-angle="180.12">
              <text:p/>
            </draw:ellipse>
          </draw:g>
          <draw:g>
            <draw:ellipse draw:style-name="gr12" draw:text-style-name="P9" draw:layer="layout" svg:width="1.001cm" svg:height="0.458cm" draw:transform="rotate (-3.14159265358979) translate (16.152cm 15.535cm)" draw:kind="section" draw:start-angle="359.87" draw:end-angle="180.12">
              <text:p/>
            </draw:ellipse>
            <draw:ellipse draw:style-name="gr3" draw:text-style-name="P3" draw:layer="layout" svg:width="0.802cm" svg:height="0.359cm" draw:transform="rotate (-3.14159265358979) translate (16.059cm 15.482cm)" draw:kind="section" draw:start-angle="359.87" draw:end-angle="180.12">
              <text:p/>
            </draw:ellips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e0efd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13:03:23.665882314</meta:creation-date>
    <dc:date>2018-05-04T13:17:54.128877111</dc:date>
    <meta:editing-duration>PT8M9S</meta:editing-duration>
    <meta:editing-cycles>2</meta:editing-cycles>
    <meta:generator>LibreOffice/6.0.0.3$MacOSX_X86_64 LibreOffice_project/64a0f66915f38c6217de274f0aa8e15618924765</meta:generator>
    <meta:document-statistic meta:object-count="83"/>
  </office:meta>
</office:document-meta>
</file>